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text-properties officeooo:rsid="002401d6" officeooo:paragraph-rsid="002401d6"/>
    </style:style>
    <style:style style:name="T1" style:family="text">
      <style:text-properties officeooo:rsid="0021d726"/>
    </style:style>
    <style:style style:name="T2" style:family="text">
      <style:text-properties officeooo:rsid="001896ee"/>
    </style:style>
    <style:style style:name="T3" style:family="text">
      <style:text-properties fo:color="#ffffff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7e75"/>
    </style:style>
    <style:style style:name="T6" style:family="text">
      <style:text-properties officeooo:rsid="001adc82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cce9e"/>
    </style:style>
    <style:style style:name="T9" style:family="text">
      <style:text-properties officeooo:rsid="002401d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— ошибка для России.</text:p>
      <text:p text:style-name="Text_20_body">Мы хотим остановить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2">советы</text:span> <text:span text:style-name="T2">другим</text:span>.</text:p>
      <text:p text:style-name="Text_20_body"/>
      <text:p text:style-name="Text_20_body">Дополнения присылайте в</text:p>
      <text:list xml:id="list2601025473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3">@nash_otvet_2022</text:span></text:a><text:line-break/><text:span text:style-name="T5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3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4">Их тактика:</text:span> советы могут переписать полиция, добавив туда провокации.</text:p>
      <text:p text:style-name="Наш_20_ответ">Наш ответ:</text:p>
      <text:list xml:id="list358599382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3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4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4">Их тактика: </text:span>могут начать выслеживать самых активных в соцсетях и чатах.</text:p>
      <text:p text:style-name="Наш_20_ответ">Наш ответ:</text:p>
      <text:list xml:id="list2519128795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  <text:list-item>
          <text:p text:style-name="P8">Включите в Телеграме пароль: Настройки → Конфиденциальность → Двухэтапная аутентификация.</text:p>
        </text:list-item>
      </text:list>
      <text:h text:style-name="P5" text:outline-level="2">Как общаться между собой?</text:h>
      <text:p text:style-name="Text_20_body"><text:span text:style-name="T4">Их тактика:</text:span> в каждом чате (как и толпах на улице) будут агенты в штатском.</text:p>
      <text:p text:style-name="Наш_20_ответ">Наш ответ:</text:p>
      <text:list xml:id="list13163931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4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5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5">Как подготовиться</text:span> на митинг?</text:h>
      <text:p text:style-name="Наш_20_ответ">Наш ответ:</text:p>
      <text:list xml:id="list771510363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4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2918791295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4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5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p text:style-name="Text_20_body">Первый ряд должен стоять «сцепкой» друг с друго<text:span text:style-name="T9">м.</text:span></text:p>
      <text:p text:style-name="P15">Последующие ряды крепко держат первые.</text:p>
      <text:h text:style-name="P5" text:outline-level="2">Как проявлять инициативу?</text:h>
      <text:p text:style-name="Text_20_body"><text:span text:style-name="T4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2998976500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3">ovd.legal/instruction/police</text:span></text:a></text:p>
      <text:h text:style-name="P5" text:outline-level="2"><text:span text:style-name="T6">Е</text:span>сли пока страшно выходить на митинге?</text:h>
      <text:p text:style-name="Наш_20_ответ">Наш ответ:</text:p>
      <text:list xml:id="list3378560127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8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6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7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229110229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3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style style:name="MT1" style:family="text">
      <style:text-properties officeooo:rsid="0021d726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<text:span text:style-name="MT1">2</text:span>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00:43:08.468063659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81" meta:word-count="699" meta:character-count="4543" meta:non-whitespace-character-count="3947"/>
  </office:meta>
</office:document-meta>
</file>